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6456" calcext:value-type="float">
            <text:p>82.8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2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1216" calcext:value-type="float">
            <text:p>82.8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1152" calcext:value-type="float">
            <text:p>83.1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6648" calcext:value-type="float">
            <text:p>82.1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2688" calcext:value-type="float">
            <text:p>80.9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0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1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4088" calcext:value-type="float">
            <text:p>80.7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296" calcext:value-type="float">
            <text:p>81.2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2008" calcext:value-type="float">
            <text:p>83.1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9784" calcext:value-type="float">
            <text:p>81.3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2744" calcext:value-type="float">
            <text:p>82.1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5736" calcext:value-type="float">
            <text:p>80.9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9384" calcext:value-type="float">
            <text:p>85.7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0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1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2888" calcext:value-type="float">
            <text:p>86.3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9384" calcext:value-type="float">
            <text:p>85.7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1408" calcext:value-type="float">
            <text:p>85.9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1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0672" calcext:value-type="float">
            <text:p>83.1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5368" calcext:value-type="float">
            <text:p>83.3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5632" calcext:value-type="float">
            <text:p>84.6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9556" calcext:value-type="float">
            <text:p>84.83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78007741936" calcext:value-type="float">
            <text:p>84.7578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6993548387" calcext:value-type="float">
            <text:p>84.511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04008" calcext:value-type="float">
            <text:p>84.08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88336" calcext:value-type="float">
            <text:p>81.54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88941935484" calcext:value-type="float">
            <text:p>80.748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09416774194" calcext:value-type="float">
            <text:p>80.7109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6172" calcext:value-type="float">
            <text:p>79.385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5827096774" calcext:value-type="float">
            <text:p>79.0555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62424" calcext:value-type="float">
            <text:p>79.2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09610322581" calcext:value-type="float">
            <text:p>79.390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8171034483" calcext:value-type="float">
            <text:p>79.61081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4191483871" calcext:value-type="float">
            <text:p>81.1241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5027096774" calcext:value-type="float">
            <text:p>81.0825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0035862069" calcext:value-type="float">
            <text:p>81.49700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99664" calcext:value-type="float">
            <text:p>81.5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77296" calcext:value-type="float">
            <text:p>82.36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88791111111" calcext:value-type="float">
            <text:p>82.35887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12572903226" calcext:value-type="float">
            <text:p>82.3512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9116" calcext:value-type="float">
            <text:p>82.58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18348387097" calcext:value-type="float">
            <text:p>82.891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7024" calcext:value-type="float">
            <text:p>82.75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58552258065" calcext:value-type="float">
            <text:p>82.4158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63171428571" calcext:value-type="float">
            <text:p>82.6563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15569032258" calcext:value-type="float">
            <text:p>83.1015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8665806452" calcext:value-type="float">
            <text:p>82.5558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51792" calcext:value-type="float">
            <text:p>82.48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1031483871" calcext:value-type="float">
            <text:p>82.5110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13244444444" calcext:value-type="float">
            <text:p>82.2813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22085" calcext:value-type="float">
            <text:p>83.2022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8808" calcext:value-type="float">
            <text:p>82.9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81335172414" calcext:value-type="float">
            <text:p>82.20813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40816774194" calcext:value-type="float">
            <text:p>82.9740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82424" calcext:value-type="float">
            <text:p>83.7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9705806452" calcext:value-type="float">
            <text:p>84.1499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57557142857" calcext:value-type="float">
            <text:p>84.6957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77535483871" calcext:value-type="float">
            <text:p>85.387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17213793103" calcext:value-type="float">
            <text:p>85.11172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6576" calcext:value-type="float">
            <text:p>85.34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90258064516" calcext:value-type="float">
            <text:p>85.489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5173333333" calcext:value-type="float">
            <text:p>85.3345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22018064516" calcext:value-type="float">
            <text:p>84.9922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90619354839" calcext:value-type="float">
            <text:p>84.549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4192" calcext:value-type="float">
            <text:p>84.40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68193548387" calcext:value-type="float">
            <text:p>83.566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01569230769" calcext:value-type="float">
            <text:p>83.6101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66" calcext:value-type="float">
            <text:p>83.89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56708571429" calcext:value-type="float">
            <text:p>84.12567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849" calcext:value-type="float">
            <text:p>83.246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89827096774" calcext:value-type="float">
            <text:p>83.3989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47044137931" calcext:value-type="float">
            <text:p>83.04470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54789677419" calcext:value-type="float">
            <text:p>82.6254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70784" calcext:value-type="float">
            <text:p>81.57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5896516129" calcext:value-type="float">
            <text:p>81.8858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87708387097" calcext:value-type="float">
            <text:p>81.9987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6353103448" calcext:value-type="float">
            <text:p>81.80863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30219354839" calcext:value-type="float">
            <text:p>81.943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71576" calcext:value-type="float">
            <text:p>82.61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96784516129" calcext:value-type="float">
            <text:p>82.2796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7597241379" calcext:value-type="float">
            <text:p>82.86975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89116129032" calcext:value-type="float">
            <text:p>82.6089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31532903226" calcext:value-type="float">
            <text:p>83.0431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14802758621" calcext:value-type="float">
            <text:p>83.26148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61778064516" calcext:value-type="float">
            <text:p>83.2761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1024" calcext:value-type="float">
            <text:p>83.4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69747096774" calcext:value-type="float">
            <text:p>84.0969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84579354839" calcext:value-type="float">
            <text:p>84.2884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22496" calcext:value-type="float">
            <text:p>84.24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36317419355" calcext:value-type="float">
            <text:p>84.0936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11248" calcext:value-type="float">
            <text:p>84.03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1860645161" calcext:value-type="float">
            <text:p>82.027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9396" calcext:value-type="float">
            <text:p>83.5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3486451613" calcext:value-type="float">
            <text:p>83.5123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4970322581" calcext:value-type="float">
            <text:p>83.6794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2604" calcext:value-type="float">
            <text:p>83.795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16774193548" calcext:value-type="float">
            <text:p>83.72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21872" calcext:value-type="float">
            <text:p>83.69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40976774194" calcext:value-type="float">
            <text:p>83.8640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3416774194" calcext:value-type="float">
            <text:p>83.9113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83224" calcext:value-type="float">
            <text:p>84.4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85243870968" calcext:value-type="float">
            <text:p>84.3285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15096" calcext:value-type="float">
            <text:p>84.67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60941935484" calcext:value-type="float">
            <text:p>85.016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547" calcext:value-type="float">
            <text:p>85.67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5451612903" calcext:value-type="float">
            <text:p>85.8835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0776774193" calcext:value-type="float">
            <text:p>85.99007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51288" calcext:value-type="float">
            <text:p>86.09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37904516129" calcext:value-type="float">
            <text:p>86.2237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64952" calcext:value-type="float">
            <text:p>86.15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81341935484" calcext:value-type="float">
            <text:p>86.098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0889032258" calcext:value-type="float">
            <text:p>86.5960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13664" calcext:value-type="float">
            <text:p>86.42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50268387097" calcext:value-type="float">
            <text:p>87.0950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9096" calcext:value-type="float">
            <text:p>87.23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58820645161" calcext:value-type="float">
            <text:p>87.5958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7076" calcext:value-type="float">
            <text:p>87.85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73996129032" calcext:value-type="float">
            <text:p>88.0373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28908387097" calcext:value-type="float">
            <text:p>88.2928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312" calcext:value-type="float">
            <text:p>88.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26771612903" calcext:value-type="float">
            <text:p>88.0826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06944" calcext:value-type="float">
            <text:p>87.14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6970322581" calcext:value-type="float">
            <text:p>88.3276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47629677419" calcext:value-type="float">
            <text:p>87.5647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1704827586" calcext:value-type="float">
            <text:p>87.10217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12027096774" calcext:value-type="float">
            <text:p>85.9212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982" calcext:value-type="float">
            <text:p>85.834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1003870968" calcext:value-type="float">
            <text:p>85.1271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36209655173" calcext:value-type="float">
            <text:p>84.623620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79780645161" calcext:value-type="float">
            <text:p>86.077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72779354839" calcext:value-type="float">
            <text:p>86.2772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33552" calcext:value-type="float">
            <text:p>86.43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20406451613" calcext:value-type="float">
            <text:p>86.3820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89688" calcext:value-type="float">
            <text:p>86.33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3060645161" calcext:value-type="float">
            <text:p>86.0353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87938064516" calcext:value-type="float">
            <text:p>85.9187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28112" calcext:value-type="float">
            <text:p>85.38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80849032258" calcext:value-type="float">
            <text:p>84.2780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37552" calcext:value-type="float">
            <text:p>84.55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94887741936" calcext:value-type="float">
            <text:p>85.3094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829" calcext:value-type="float">
            <text:p>85.37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55380645161" calcext:value-type="float">
            <text:p>85.605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3563870968" calcext:value-type="float">
            <text:p>85.6513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72768" calcext:value-type="float">
            <text:p>85.24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85263225807" calcext:value-type="float">
            <text:p>84.9585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3468" calcext:value-type="float">
            <text:p>84.64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59207741936" calcext:value-type="float">
            <text:p>84.9559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72905806452" calcext:value-type="float">
            <text:p>85.5672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49656" calcext:value-type="float">
            <text:p>86.41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76825806452" calcext:value-type="float">
            <text:p>86.417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01684" calcext:value-type="float">
            <text:p>87.25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14345806452" calcext:value-type="float">
            <text:p>87.4814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809" calcext:value-type="float">
            <text:p>87.58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00624" calcext:value-type="float">
            <text:p>88.18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9362580645" calcext:value-type="float">
            <text:p>88.4719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47008" calcext:value-type="float">
            <text:p>89.27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38381935484" calcext:value-type="float">
            <text:p>89.0638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87208" calcext:value-type="float">
            <text:p>89.68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45832258064" calcext:value-type="float">
            <text:p>89.7645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20589677419" calcext:value-type="float">
            <text:p>89.5520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44864" calcext:value-type="float">
            <text:p>88.52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46536" calcext:value-type="float">
            <text:p>90.0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2856" calcext:value-type="float">
            <text:p>90.24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30036129032" calcext:value-type="float">
            <text:p>90.2030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6082857143" calcext:value-type="float">
            <text:p>90.4286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10606451613" calcext:value-type="float">
            <text:p>89.971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9966451613" calcext:value-type="float">
            <text:p>90.2209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03" calcext:value-type="float">
            <text:p>90.0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92236521739" calcext:value-type="float">
            <text:p>89.999223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35305806452" calcext:value-type="float">
            <text:p>89.7735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33490322581" calcext:value-type="float">
            <text:p>89.3533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46056" calcext:value-type="float">
            <text:p>89.88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53574193548" calcext:value-type="float">
            <text:p>90.305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23976" calcext:value-type="float">
            <text:p>90.2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5791483871" calcext:value-type="float">
            <text:p>90.1157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04780689655" calcext:value-type="float">
            <text:p>90.64047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11811612903" calcext:value-type="float">
            <text:p>90.5911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7928" calcext:value-type="float">
            <text:p>90.39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91224" calcext:value-type="float">
            <text:p>90.81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30312" calcext:value-type="float">
            <text:p>90.95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4664" calcext:value-type="float">
            <text:p>91.1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24929032258" calcext:value-type="float">
            <text:p>91.352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00965517241" calcext:value-type="float">
            <text:p>91.0300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3392" calcext:value-type="float">
            <text:p>90.8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9912258064" calcext:value-type="float">
            <text:p>90.36199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46696" calcext:value-type="float">
            <text:p>89.63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8972" calcext:value-type="float">
            <text:p>91.08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72485714286" calcext:value-type="float">
            <text:p>91.197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4530915441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00" meta:object-count="0"/>
    <meta:user-defined meta:name="AppVersion">3.0</meta:user-defined>
  </office:meta>
</office:document-meta>
</file>